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AF059000882FD94C4523F.wmf" manifest:media-type=""/>
  <manifest:file-entry manifest:full-path="Pictures/20000009000AF059000882FDF5FF5159.wmf" manifest:media-type=""/>
  <manifest:file-entry manifest:full-path="Pictures/2000000900079B11000315B8F40AD1A5.wmf" manifest:media-type=""/>
  <manifest:file-entry manifest:full-path="Pictures/20000009000AF059000882FDF10E5B7B.wmf" manifest:media-type=""/>
  <manifest:file-entry manifest:full-path="Pictures/20000009000AF059000882FD995E8657.wmf" manifest:media-type=""/>
  <manifest:file-entry manifest:full-path="Pictures/200000090003599F0001904981D474D3.wmf" manifest:media-type=""/>
  <manifest:file-entry manifest:full-path="Pictures/20000009000AF059000882FD12F39A07.wmf" manifest:media-type=""/>
  <manifest:file-entry manifest:full-path="Pictures/2000000900079B11000315B8CABFC831.wmf" manifest:media-type=""/>
  <manifest:file-entry manifest:full-path="Pictures/20000009000AF059000882FD1EA80FD8.wmf" manifest:media-type=""/>
  <manifest:file-entry manifest:full-path="Pictures/20000009000AF059000882FDAB2ED429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1" fo:font-size="10pt" fo:language="de" fo:country="DE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x</text:span></text:p>
      <text:p text:style-name="Standard"><text:span text:style-name="T1">Voreinstellung: </text:span></text:p>
      <text:p text:style-name="Standard"><text:span text:style-name="T1">Buffer 2</text:span></text:p>
      <text:p text:style-name="Standard"><text:span text:style-name="T1">Queue discipline: Fifo</text:span></text:p>
      <text:p text:style-name="Standard"><draw:frame draw:style-name="fr1" text:anchor-type="as-char" svg:width="18.838cm" svg:height="7.639cm" draw:z-index="0"><draw:image xlink:href="Pictures/2000000900079B11000315B8F40AD1A5.wmf" xlink:type="simple" xlink:show="embed" xlink:actuate="onLoad"/></draw:frame></text:p>
      <text:p text:style-name="Standard"><text:span text:style-name="T1">x</text:span></text:p>
      <text:p text:style-name="Standard"><text:span text:style-name="T1">5 <text:s/>Monteure</text:span></text:p>
      <text:p text:style-name="Standard"><draw:frame draw:style-name="fr1" text:anchor-type="as-char" svg:width="8.297cm" svg:height="3.872cm" draw:z-index="1"><draw:image xlink:href="Pictures/200000090003599F0001904981D474D3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27.093cm" svg:height="21.082cm" draw:z-index="2"><draw:image xlink:href="Pictures/20000009000AF059000882FD995E8657.wmf" xlink:type="simple" xlink:show="embed" xlink:actuate="onLoad"/></draw:frame></text:p>
      <text:p text:style-name="Standard"><text:span text:style-name="T1">x</text:span></text:p>
      <text:p text:style-name="Standard"><text:span text:style-name="T1">Ergebnis 5 Repairman:</text:span></text:p>
      <text:p text:style-name="Standard"><text:span text:style-name="T1">350.0 <text:s text:c="2"/>personal costs</text:span></text:p>
      <text:p text:style-name="Standard"><text:span text:style-name="T1">4251.0 down costs</text:span></text:p>
      <text:p text:style-name="Standard"><text:soft-page-break/><text:span text:style-name="T1">4601.0 total costs</text:span></text:p>
      <text:p text:style-name="Standard"><draw:frame draw:style-name="fr1" text:anchor-type="as-char" svg:width="27.093cm" svg:height="21.082cm" draw:z-index="3"><draw:image xlink:href="Pictures/20000009000AF059000882FD1EA80FD8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pan text:style-name="T1">Ergebnis 8 <text:s/>Repairman:</text:span></text:p>
      <text:p text:style-name="Standard"><text:soft-page-break/><text:span text:style-name="T1"><text:s/>560.0 <text:s/>personal costs</text:span></text:p>
      <text:p text:style-name="Standard"><text:span text:style-name="T1"><text:s/>2672.0 down costs</text:span></text:p>
      <text:p text:style-name="Standard"><text:span text:style-name="T1"><text:s/>3232.0 total costs</text:span></text:p>
      <text:p text:style-name="Standard"><text:span text:style-name="T1">x</text:span></text:p>
      <text:p text:style-name="Standard"><draw:frame draw:style-name="fr1" text:anchor-type="as-char" svg:width="27.093cm" svg:height="21.082cm" draw:z-index="4"><draw:image xlink:href="Pictures/20000009000AF059000882FDAB2ED429.wmf" xlink:type="simple" xlink:show="embed" xlink:actuate="onLoad"/></draw:frame></text:p>
      <text:p text:style-name="Standard"><text:soft-page-break/><text:span text:style-name="T1">x</text:span></text:p>
      <text:p text:style-name="Standard"><text:span text:style-name="T1">Ergebnis 15 <text:s/>Repairman:</text:span></text:p>
      <text:p text:style-name="Standard"><text:span text:style-name="T1">1050.0 <text:s/>personal costs</text:span></text:p>
      <text:p text:style-name="Standard"><text:span text:style-name="T1">2561.0 down costs</text:span></text:p>
      <text:p text:style-name="Standard"><text:span text:style-name="T1">3611.0 total costs</text:span></text:p>
      <text:p text:style-name="Standard"><text:span text:style-name="T1">x</text:span></text:p>
      <text:p text:style-name="Standard"><text:soft-page-break/><draw:frame draw:style-name="fr1" text:anchor-type="as-char" svg:width="27.093cm" svg:height="21.082cm" draw:z-index="5"><draw:image xlink:href="Pictures/20000009000AF059000882FD94C4523F.wmf" xlink:type="simple" xlink:show="embed" xlink:actuate="onLoad"/></draw:frame></text:p>
      <text:p text:style-name="Standard"><text:span text:style-name="T1">x</text:span></text:p>
      <text:p text:style-name="Standard"><text:span text:style-name="T1">== also etwa <text:s/>8 Monteure einzusetzen !</text:span></text:p>
      <text:p text:style-name="Standard"><text:span text:style-name="T1">x</text:span></text:p>
      <text:p text:style-name="Standard"><text:span text:style-name="T1">Buffer 2</text:span></text:p>
      <text:p text:style-name="Standard"><text:soft-page-break/><text:span text:style-name="T1">Queue discipline: Min att1</text:span></text:p>
      <text:p text:style-name="Standard"><text:span text:style-name="T1">Reparaturen mit kleinster Reparaturzeit immer ZUERST</text:span></text:p>
      <text:p text:style-name="Standard"><text:span text:style-name="T1">das klappt weil eingearbeitete Mitarbeiter die "Macken" und typischen Fehler der Maschine kennen ( z.b. kleine Reparatur = </text:span></text:p>
      <text:p text:style-name="Standard"><text:span text:style-name="T1">Widerstandsstreifenzuführung klemmt, große Reparatur = es muss was ausgebaut werden.</text:span></text:p>
      <text:p text:style-name="Standard"><text:span text:style-name="T1">== eine Art Abwägen ( ähnlich wie bei ABC-Analyse, <text:s/>nur ohne "c" )</text:span></text:p>
      <text:p text:style-name="Standard"><text:span text:style-name="T1">effektiv nur wenn ein Mitarbeiter MEHRERE Maschinen betreuen muss,</text:span></text:p>
      <text:p text:style-name="Standard"><text:span text:style-name="T1">also bei KNAPPEM Personal,</text:span></text:p>
      <text:p text:style-name="Standard"><text:span text:style-name="T1">bringt wenig wenn 1 Mitarbeiter nur 1 Maschine betreuen muss</text:span></text:p>
      <text:p text:style-name="Standard"><draw:frame draw:style-name="fr1" text:anchor-type="as-char" svg:width="18.838cm" svg:height="7.639cm" draw:z-index="6"><draw:image xlink:href="Pictures/2000000900079B11000315B8CABFC831.wmf" xlink:type="simple" xlink:show="embed" xlink:actuate="onLoad"/></draw:frame></text:p>
      <text:p text:style-name="Standard"><text:span text:style-name="T1">x</text:span></text:p>
      <text:p text:style-name="Standard"><text:span text:style-name="T1">Ergebnis 5 Repairman:</text:span></text:p>
      <text:p text:style-name="Standard"><text:span text:style-name="T1"><text:s/>350.0 <text:s/>personal costs</text:span></text:p>
      <text:p text:style-name="Standard"><text:span text:style-name="T1">3828.0 down costs</text:span></text:p>
      <text:p text:style-name="Standard"><text:span text:style-name="T1">4178.0 <text:s/>total costs</text:span></text:p>
      <text:p text:style-name="Standard"><text:span text:style-name="T1">x</text:span></text:p>
      <text:p text:style-name="Standard"><text:soft-page-break/><draw:frame draw:style-name="fr1" text:anchor-type="as-char" svg:width="27.093cm" svg:height="21.082cm" draw:z-index="7"><draw:image xlink:href="Pictures/20000009000AF059000882FDF10E5B7B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pan text:style-name="T1">Ergebnis 8 Repairman:</text:span></text:p>
      <text:p text:style-name="Standard"><text:span text:style-name="T1"><text:s/>560 <text:s/>personal costs</text:span></text:p>
      <text:p text:style-name="Standard"><text:soft-page-break/><text:span text:style-name="T1"><text:s/>2348.0 down costs</text:span></text:p>
      <text:p text:style-name="Standard"><text:span text:style-name="T1"><text:s/>2908.0 total costs</text:span></text:p>
      <text:p text:style-name="Standard"><text:span text:style-name="T1">x</text:span></text:p>
      <text:p text:style-name="Standard"><draw:frame draw:style-name="fr1" text:anchor-type="as-char" svg:width="27.093cm" svg:height="21.082cm" draw:z-index="8"><draw:image xlink:href="Pictures/20000009000AF059000882FDF5FF5159.wmf" xlink:type="simple" xlink:show="embed" xlink:actuate="onLoad"/></draw:frame></text:p>
      <text:p text:style-name="Standard"><text:span text:style-name="T1">x</text:span></text:p>
      <text:p text:style-name="Standard"><text:soft-page-break/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Ergebnis 15 Repairman:</text:span></text:p>
      <text:p text:style-name="Standard"><text:span text:style-name="T1">1050.0 <text:s/>personal costs</text:span></text:p>
      <text:p text:style-name="Standard"><text:span text:style-name="T1">2418.0 down costs</text:span></text:p>
      <text:p text:style-name="Standard"><text:span text:style-name="T1">3468.0 total costs</text:span></text:p>
      <text:p text:style-name="Standard"><text:span text:style-name="T1">x</text:span></text:p>
      <text:p text:style-name="Standard"><text:soft-page-break/><draw:frame draw:style-name="fr1" text:anchor-type="as-char" svg:width="27.093cm" svg:height="21.082cm" draw:z-index="9"><draw:image xlink:href="Pictures/20000009000AF059000882FD12F39A07.wmf" xlink:type="simple" xlink:show="embed" xlink:actuate="onLoad"/></draw:frame></text:p>
      <text:p text:style-name="Standard"><text:span text:style-name="T1">x</text:span></text:p>
      <text:p text:style-name="Standard"><text:span text:style-name="T1">=== geringere Kosten</text:span></text:p>
      <text:p text:style-name="Standard"><text:span text:style-name="T1">x</text:span></text:p>
      <text:p text:style-name="Standard"><text:span text:style-name="T1">x</text:span></text:p>
      <text:p text:style-name="Standard"><text:soft-page-break/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12" meta:paragraph-count="76" meta:word-count="193" meta:character-count="1138" meta:non-whitespace-character-count="979"/>
    <meta:generator>LibreOffice/3.6$Windows_x86 LibreOffice_project/e183d5b-f8ccaf6-3804794-95b4be8-895629</meta:generator>
  </office:meta>
</office:document-meta>
</file>